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9811in" svg:height="5.7516in" svg:x="3.2193in" svg:y="0.1988in">
            <draw:object draw:notify-on-update-of-ranges="Sheet1.A3:Sheet1.A3 Sheet1.A4:Sheet1.A8 Sheet1.B3:Sheet1.B3 Sheet1.B4:Sheet1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5" calcext:value-type="float">
            <text:p>2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51:02.526418881</meta:creation-date>
    <dc:date>2025-01-17T10:57:15.497867316</dc:date>
    <meta:editing-duration>PT6M16S</meta:editing-duration>
    <meta:editing-cycles>1</meta:editing-cycles>
    <meta:document-statistic meta:table-count="1" meta:cell-count="12" meta:object-count="1"/>
    <meta:generator>LibreOffice/24.2.5.2$Linux_X86_64 LibreOffice_project/420$Build-2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93cm" svg:height="14.61cm" xlink:href=".." xlink:type="simple" chart:class="chart:scatter" chart:style-name="ch1">
        <chart:legend chart:legend-position="end" svg:x="24.882cm" svg:y="7.006cm" style:legend-expansion="high" chart:style-name="ch2"/>
        <chart:plot-area chart:style-name="ch3" table:cell-range-address="Sheet1.A3:Sheet1.B8" chart:data-source-has-labels="row" svg:x="3.97cm" svg:y="0.252cm" svg:width="21.495cm" svg:height="13.57cm">
          <chart:coordinate-region svg:x="4.962cm" svg:y="0.452cm" svg:width="20.316cm" svg:height="12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8" chart:label-cell-address="Sheet1.B3:Sheet1.B3" chart:class="chart:scatter">
            <chart:domain table:cell-range-address="Sheet1.A4:Sheet1.A8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eration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8</svg:desc>
                </draw:g>
              </table:table-cell>
              <table:table-cell office:value-type="float" office:value="10">
                <text:p>10</text:p>
                <draw:g>
                  <svg:desc>Sheet1.B4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